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DB8000009B0E3F4A15E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  <style:paragraph-properties style:writing-mode="lr-tb"/>
    </style:style>
    <style:style style:name="gr2" style:family="graphic" style:parent-style-name="standard">
      <style:graphic-properties fo:border="solid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5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5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29.734cm" svg:height="20.996cm" draw:transform="rotate (-1.5707963267949) translate (21.907cm 0cm)">
          <draw:image xlink:href="Pictures/1000000000000DB8000009B0E3F4A15E.png" xlink:type="simple" xlink:show="embed" xlink:actuate="onLoad" draw:mime-type="image/png">
            <text:p/>
          </draw:image>
        </draw:frame>
        <draw:control draw:name="applicant_address" draw:style-name="gr2" draw:text-style-name="P2" draw:layer="controls" svg:width="3.81cm" svg:height="0.635cm" svg:x="13.017cm" svg:y="5.08cm" draw:control="control1"/>
        <draw:control draw:name="applicant_name" draw:style-name="gr2" draw:text-style-name="P2" draw:layer="controls" svg:width="3.81cm" svg:height="0.635cm" svg:x="13.017cm" svg:y="5.715cm" draw:control="control2"/>
        <draw:control draw:name="relationship_to_child" draw:style-name="gr2" draw:text-style-name="P2" draw:layer="controls" svg:width="1.27cm" svg:height="0.635cm" svg:x="16.51cm" svg:y="6.032cm" draw:control="control3"/>
        <draw:control draw:name="child_name_furigana" draw:style-name="gr2" draw:text-style-name="P2" draw:layer="controls" svg:width="6.032cm" svg:height="0.317cm" svg:x="7.62cm" svg:y="8.255cm" draw:control="control4"/>
        <draw:control draw:name="child_name_kanji" draw:style-name="gr2" draw:text-style-name="P2" draw:layer="controls" svg:width="5.715cm" svg:height="0.635cm" svg:x="7.62cm" svg:y="8.89cm" draw:control="control5"/>
        <draw:control draw:name="child_birth_year" draw:style-name="gr2" draw:text-style-name="P2" draw:layer="controls" svg:width="0.635cm" svg:height="0.635cm" svg:x="8.89cm" svg:y="9.525cm" draw:control="control6"/>
        <draw:control draw:name="child_birth_month" draw:style-name="gr2" draw:text-style-name="P2" draw:layer="controls" svg:width="0.635cm" svg:height="0.635cm" svg:x="10.795cm" svg:y="9.525cm" draw:control="control7"/>
        <draw:control draw:name="child_birth_day" draw:style-name="gr2" draw:text-style-name="P2" draw:layer="controls" svg:width="0.635cm" svg:height="0.635cm" svg:x="12.382cm" svg:y="9.525cm" draw:control="control8"/>
        <draw:control draw:name="child_age" draw:style-name="gr2" draw:text-style-name="P2" draw:layer="controls" svg:width="0.952cm" svg:height="0.635cm" svg:x="14.605cm" svg:y="9.525cm" draw:control="control9"/>
        <draw:control draw:name="child_address_ward" draw:style-name="gr2" draw:text-style-name="P2" draw:layer="controls" svg:width="0.953cm" svg:height="0.635cm" svg:x="8.572cm" svg:y="10.16cm" draw:control="control10"/>
        <draw:control draw:name="child_address_details" draw:style-name="gr2" draw:text-style-name="P2" draw:layer="controls" svg:width="6.032cm" svg:height="0.635cm" svg:x="10.16cm" svg:y="10.16cm" draw:control="control11"/>
        <draw:control draw:name="guardian_phone_area" draw:style-name="gr2" draw:text-style-name="P2" draw:layer="controls" svg:width="1.587cm" svg:height="0.635cm" svg:x="7.62cm" svg:y="10.795cm" draw:control="control12"/>
        <draw:control draw:name="guardian_phone_city" draw:style-name="gr2" draw:text-style-name="P2" draw:layer="controls" svg:width="1.587cm" svg:height="0.635cm" svg:x="9.525cm" svg:y="10.795cm" draw:control="control13"/>
        <draw:control draw:name="guardian_phone_line" draw:style-name="gr2" draw:text-style-name="P2" draw:layer="controls" svg:width="3.175cm" svg:height="0.635cm" svg:x="11.43cm" svg:y="10.795cm" draw:control="control14"/>
        <draw:control draw:name="reason_other_nonregular" draw:style-name="gr2" draw:text-style-name="P2" draw:layer="controls" svg:width="5.08cm" svg:height="0.635cm" svg:x="10.16cm" svg:y="12.7cm" draw:control="control15"/>
        <draw:control draw:name="reason_private" draw:style-name="gr2" draw:text-style-name="P2" draw:layer="controls" svg:width="8.255cm" svg:height="0.635cm" svg:x="8.572cm" svg:y="15.875cm" draw:control="control16"/>
        <draw:control draw:name="use_start_year" draw:style-name="gr2" draw:text-style-name="P2" draw:layer="controls" svg:width="0.635cm" svg:height="0.635cm" svg:x="8.255cm" svg:y="17.145cm" draw:control="control17"/>
        <draw:control draw:name="use_start_month" draw:style-name="gr2" draw:text-style-name="P2" draw:layer="controls" svg:width="0.635cm" svg:height="0.635cm" svg:x="9.842cm" svg:y="17.145cm" draw:control="control18"/>
        <draw:control draw:style-name="gr2" draw:text-style-name="P2" draw:layer="controls" svg:width="0.635cm" svg:height="0.635cm" svg:x="6.35cm" svg:y="14.922cm" draw:control="control19"/>
        <draw:control draw:name="use_start_day" draw:style-name="gr2" draw:text-style-name="P2" draw:layer="controls" svg:width="0.635cm" svg:height="0.635cm" svg:x="11.113cm" svg:y="17.146cm" draw:control="control20"/>
        <draw:control draw:name="use_end_year" draw:style-name="gr2" draw:text-style-name="P2" draw:layer="controls" svg:width="0.635cm" svg:height="0.635cm" svg:x="13.97cm" svg:y="17.145cm" draw:control="control21"/>
        <draw:control draw:name="use_end_month" draw:style-name="gr2" draw:text-style-name="P2" draw:layer="controls" svg:width="0.635cm" svg:height="0.635cm" svg:x="15.24cm" svg:y="17.145cm" draw:control="control22"/>
        <draw:control draw:name="use_end_minute" draw:style-name="gr2" draw:text-style-name="P2" draw:layer="controls" svg:width="0.635cm" svg:height="0.635cm" svg:x="16.51cm" svg:y="17.145cm" draw:control="control23"/>
        <draw:control draw:name="use_week_days_1" draw:style-name="gr2" draw:text-style-name="P2" draw:layer="controls" svg:width="0.635cm" svg:height="0.635cm" svg:x="8.572cm" svg:y="17.78cm" draw:control="control24"/>
        <draw:control draw:name="use_week_days_2" draw:style-name="gr2" draw:text-style-name="P2" draw:layer="controls" svg:width="0.635cm" svg:height="0.635cm" svg:x="10.16cm" svg:y="17.78cm" draw:control="control25"/>
        <draw:control draw:name="use_week_days_3" draw:style-name="gr2" draw:text-style-name="P2" draw:layer="controls" svg:width="0.635cm" svg:height="0.635cm" svg:x="11.747cm" svg:y="17.78cm" draw:control="control26"/>
        <draw:control draw:name="use_date_specific" draw:style-name="gr2" draw:text-style-name="P2" draw:layer="controls" svg:width="5.715cm" svg:height="0.635cm" svg:x="8.572cm" svg:y="18.415cm" draw:control="control27"/>
        <draw:control draw:style-name="gr2" draw:text-style-name="P2" draw:layer="controls" svg:width="0.953cm" svg:height="0.635cm" svg:x="15.557cm" svg:y="18.415cm" draw:control="control28"/>
        <draw:control draw:name="use_time_start_hour" draw:style-name="gr2" draw:text-style-name="P2" draw:layer="controls" svg:width="0.635cm" svg:height="0.635cm" svg:x="9.525cm" svg:y="19.05cm" draw:control="control29"/>
        <draw:control draw:name="use_time_start_minute" draw:style-name="gr2" draw:text-style-name="P2" draw:layer="controls" svg:width="0.635cm" svg:height="0.635cm" svg:x="10.795cm" svg:y="19.05cm" draw:control="control30"/>
        <draw:control draw:name="use_time_end_hour" draw:style-name="gr2" draw:text-style-name="P2" draw:layer="controls" svg:width="0.635cm" svg:height="0.635cm" svg:x="15.557cm" svg:y="19.05cm" draw:control="control31"/>
        <draw:control draw:name="use_time_end_minute" draw:style-name="gr2" draw:text-style-name="P2" draw:layer="controls" svg:width="0.635cm" svg:height="0.635cm" svg:x="17.145cm" svg:y="19.05cm" draw:control="control32"/>
        <draw:control draw:name="fee_reduction_reason_details" draw:style-name="gr2" draw:text-style-name="P2" draw:layer="controls" svg:width="9.525cm" svg:height="0.635cm" svg:x="8.89cm" svg:y="20.32cm" draw:control="control33"/>
        <draw:control draw:name="submission_date_year" draw:style-name="gr2" draw:text-style-name="P2" draw:layer="controls" svg:width="0.635cm" svg:height="0.635cm" svg:x="14.922cm" svg:y="3.175cm" draw:control="control34"/>
        <draw:control draw:name="submission_date_month" draw:style-name="gr2" draw:text-style-name="P2" draw:layer="controls" svg:width="0.635cm" svg:height="0.635cm" svg:x="16.192cm" svg:y="3.175cm" draw:control="control35"/>
        <draw:control draw:name="submission_date_day" draw:style-name="gr2" draw:text-style-name="P2" draw:layer="controls" svg:width="0.635cm" svg:height="0.635cm" svg:x="17.462cm" svg:y="3.175cm" draw:control="control36"/>
        <draw:control draw:name="reason_other_emergency" draw:style-name="gr2" draw:text-style-name="P2" draw:layer="controls" svg:width="5.08cm" svg:height="0.635cm" svg:x="10.16cm" svg:y="14.605cm" draw:control="control37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9T00:56:55.021282000</dc:date>
    <meta:editing-duration>PT4M31S</meta:editing-duration>
    <meta:editing-cycles>1</meta:editing-cycles>
    <meta:generator>LibreOffice/25.8.2.2$MacOSX_AARCH64 LibreOffice_project/d401f2107ccab8f924a8e2df40f573aab7605b6f</meta:generator>
    <meta:document-statistic meta:object-count="38"/>
  </office:meta>
</office:document-meta>
</file>